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list-style-name="LFO1" style:family="paragraph"/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ru" fo:country="RU"/>
    </style:style>
    <style:style style:name="P9" style:parent-style-name="Standard" style:list-style-name="LFO1" style:family="paragraph"/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ru" fo:country="RU"/>
    </style:style>
    <style:style style:name="P13" style:parent-style-name="Standard" style:list-style-name="LFO1" style:family="paragraph"/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ru" fo:country="RU"/>
    </style:style>
    <style:style style:name="P18" style:parent-style-name="Standard" style:list-style-name="LFO1" style:family="paragraph"/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list-style-name="LFO2" style:family="paragraph">
      <style:text-properties fo:language="ru" fo:country="RU"/>
    </style:style>
    <style:style style:name="P27" style:parent-style-name="Standard" style:list-style-name="LFO2" style:family="paragraph"/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ru" fo:country="RU"/>
    </style:style>
    <style:style style:name="P37" style:parent-style-name="Standard" style:list-style-name="LFO2" style:family="paragraph">
      <style:text-properties fo:language="ru" fo:country="RU"/>
    </style:style>
    <style:style style:name="P38" style:parent-style-name="Standard" style:list-style-name="LFO2" style:family="paragraph">
      <style:text-properties fo:language="ru" fo:country="RU"/>
    </style:style>
    <style:style style:name="P39" style:parent-style-name="Standard" style:list-style-name="LFO2" style:family="paragraph">
      <style:text-properties fo:language="ru" fo:country="RU"/>
    </style:style>
    <style:style style:name="P40" style:parent-style-name="Standard" style:list-style-name="LFO2" style:family="paragraph"/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P54" style:parent-style-name="Standard" style:list-style-name="LFO2" style:family="paragraph">
      <style:text-properties fo:language="ru" fo:country="RU"/>
    </style:style>
    <style:style style:name="P55" style:parent-style-name="Standard" style:list-style-name="LFO2" style:family="paragraph">
      <style:text-properties fo:language="ru" fo:country="RU"/>
    </style:style>
    <style:style style:name="P56" style:parent-style-name="Standard" style:list-style-name="LFO2" style:family="paragraph"/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P65" style:parent-style-name="Standard" style:list-style-name="LFO2" style:family="paragraph">
      <style:text-properties fo:language="ru" fo:country="RU"/>
    </style:style>
    <style:style style:name="P66" style:parent-style-name="Standard" style:list-style-name="LFO2" style:family="paragraph">
      <style:text-properties fo:language="ru" fo:country="RU"/>
    </style:style>
    <style:style style:name="P67" style:parent-style-name="Standard" style:list-style-name="LFO2" style:family="paragraph"/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Требования к коду</text:p>
      <text:p text:style-name="P2"/>
      <text:p text:style-name="P3">Код должен иметь иерархическую структуру модулей, с четким разделением уровней иерархии:</text:p>
      <text:list text:style-name="LFO1" text:continue-numbering="true">
        <text:list-item>
          <text:p text:style-name="P4"><text:span text:style-name="T5">Уровень соединения с БД — работа непосредственно с БД, инициализация<text:s/></text:span><text:span text:style-name="T6">соединения, выполнение запросов и т. д. (в<text:s/></text:span><text:span text:style-name="T7">LMS<text:s/></text:span><text:span text:style-name="T8">должны присутствовать эти ф-и)</text:span></text:p>
        </text:list-item>
        <text:list-item>
          <text:p text:style-name="P9"><text:span text:style-name="T10">Уровень объектов данных — выполнение основных операций (поиск, правка, добавление, удаление) над элементами БД, используя<text:s/></text:span><text:span text:style-name="T11">SQL<text:s/></text:span><text:span text:style-name="T12">запросы через ф-и уровня 1.</text:span></text:p>
        </text:list-item>
        <text:list-item>
          <text:p text:style-name="P13"><text:span text:style-name="T14">Уровень логики — манипул</text:span><text:span text:style-name="T15">яции с совокупностью объектов данных, используя ф-и уровня 2 и по возможности не обращаясь к ф-ям уровня 1 (т. е.<text:s/></text:span><text:span text:style-name="T16">SQL<text:s/></text:span><text:span text:style-name="T17">запросы на уровне 3 не желательно использовать).</text:span></text:p>
        </text:list-item>
        <text:list-item>
          <text:p text:style-name="P18"><text:span text:style-name="T19">Уровень интерфейса — отображение информации, полученной после вызова ф-й уровня 3. Должны</text:span><text:span text:style-name="T20"><text:s/>присутствовать только операции по формированию<text:s/></text:span><text:span text:style-name="T21">XML/HTML/js<text:s/></text:span><text:span text:style-name="T22">кода, вся логика должна быть вынесена на уровень 3.</text:span></text:p>
        </text:list-item>
      </text:list>
      <text:p text:style-name="P23"/>
      <text:p text:style-name="P24">Требования к отображаемой карте соединений:</text:p>
      <text:p text:style-name="P25"/>
      <text:list text:style-name="LFO2" text:continue-numbering="true">
        <text:list-item>
          <text:p text:style-name="P26">Карта</text:p>
          <text:list text:continue-numbering="true">
            <text:list-item>
              <text:p text:style-name="P27"><text:span text:style-name="T28">Использование онлайн карты<text:s/></text:span><text:span text:style-name="T29">openstreetmap<text:s/></text:span><text:span text:style-name="T30">и локальных тайлов<text:s/></text:span><text:span text:style-name="T31">(</text:span><text:a xlink:href="ftp://192.168.192.131/Exchanger/1/tiles.tgz" office:target-frame-name="_top" xlink:show="replace"><text:span text:style-name="T32">ftp://192.168.192.131/Exchanger/1/tiles.tgz</text:span></text:a><text:span text:style-name="T33">),<text:s/></text:span><text:span text:style-name="T34">возможно — добавить еще какой-то слой спутниковой съемки;</text:span><text:span text:style-name="T35"><text:s/></text:span><text:span text:style-name="T36">по умолчанию выбирать слой локальных тайлов</text:span></text:p>
            </text:list-item>
            <text:list-item>
              <text:p text:style-name="P37">При наличии технической возможности — выводить элементы с гало (черным окаймлением в 1 пиксель) для избежания сливания их с фоном</text:p>
            </text:list-item>
          </text:list>
        </text:list-item>
        <text:list-item>
          <text:p text:style-name="P38">Линии</text:p>
          <text:list text:continue-numbering="true">
            <text:list-item>
              <text:p text:style-name="P39">Отображение линий различных стилей (0 волокон — тонкая синего цвета, 1-8 волокон — тонкая белого цвета, 9-24 волокон — средней толщины белого цвета, 25+ волокон — толстая белого цвета); обеспечить возможность легкого изменения стилей при необходимости (разместить стили в отдельном файле либо вверху заголовка, добавить комментарий для видимости)</text:p>
            </text:list-item>
            <text:list-item>
              <text:p text:style-name="P40"><text:span text:style-name="T41">По клику на линии — отображать всплывающее окно со следующей информацией: название линии<text:s/></text:span><text:span text:style-name="T42">(URL,<text:s/></text:span><text:span text:style-name="T43">по клику — п</text:span><text:span text:style-name="T44">ереход на страничку инфо линии</text:span><text:span text:style-name="T45">);</text:span><text:span text:style-name="T46"><text:s/>тип кабеля<text:s/></text:span><text:span text:style-name="T47">(URL,<text:s/></text:span><text:span text:style-name="T48">переход на инфо типа кабеля</text:span><text:span text:style-name="T49">);<text:s/></text:span><text:span text:style-name="T50">кол-во модулей и волокон;</text:span><text:span text:style-name="T51"><text:s/></text:span><text:span text:style-name="T52">направление линии (названия узлов, которыми оканчиваются концы линии со ссылками); кол-во незадействованных волокон (волокон, у которых нет точек свар</text:span><text:span text:style-name="T53">ки)</text:span></text:p>
            </text:list-item>
          </text:list>
        </text:list-item>
        <text:list-item>
          <text:p text:style-name="P54">Узлы</text:p>
          <text:list text:continue-numbering="true">
            <text:list-item>
              <text:p text:style-name="P55">Отображение узла в виде окружности в 7-10 пикселей диаметром, с подписью рядом; предусмотреть возможность изменения стиля выводимого узла в зависимости от типа ящика (добавление поля в перспективе) или других параметров; <text:s/>обеспечить возможность легкого изменения стилей при необходимости</text:p>
            </text:list-item>
            <text:list-item>
              <text:p text:style-name="P56"><text:span text:style-name="T57">По клику <text:s/>— отображать всплывающее окно со следующей информацией: название узла (с<text:s/></text:span><text:span text:style-name="T58">URL</text:span><text:span text:style-name="T59">), тип ящика (с<text:s/></text:span><text:span text:style-name="T60">URL</text:span><text:span text:style-name="T61">), инв. номер (с<text:s/></text:span><text:span text:style-name="T62">URL</text:span><text:span text:style-name="T63">), размеры, кол-во входящих кабельных линий (отдельно — с 1 и более волокном, отдельно — с</text:span><text:span text:style-name="T64"><text:s/>0 волокон), кол-во сварок, линк на таблицу сварок</text:span></text:p>
            </text:list-item>
          </text:list>
        </text:list-item>
        <text:list-item>
          <text:p text:style-name="P65">Особые точки линий</text:p>
          <text:list text:continue-numbering="true">
            <text:list-item>
              <text:p text:style-name="P66">Выводить особые точки линии (точки, не связанные с узлами), в виде ромбиков, размером 5-7 пикселей; <text:s/>обеспечить возможность легкого изменения стилей при необходимости</text:p>
            </text:list-item>
            <text:list-item>
              <text:p text:style-name="P67"><text:span text:style-name="T68">По клику — отобража</text:span><text:span text:style-name="T69">ть <text:s/>всплывающее окно со следующей информацией: название линии (с<text:s/></text:span><text:span text:style-name="T70">URL</text:span><text:span text:style-name="T71">), отметка (с<text:s/></text:span><text:span text:style-name="T72">URL)</text:span><text:span text:style-name="T73">, примечание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ome</meta:initial-creator>
    <dc:creator>Home</dc:creator>
    <meta:creation-date>2012-01-23T14:55:00Z</meta:creation-date>
    <dc:date>2012-07-17T20:28:00Z</dc:date>
    <meta:template xlink:href="Normal.dotm" xlink:type="simple"/>
    <meta:editing-cycles>1</meta:editing-cycles>
    <meta:editing-duration>PT18600S</meta:editing-duration>
    <meta:document-statistic meta:page-count="1" meta:paragraph-count="5" meta:word-count="423" meta:character-count="2831" meta:row-count="20" meta:non-whitespace-character-count="2413"/>
  </office:meta>
</office:document-meta>
</file>